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b4c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b4c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b4c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b4c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b4c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b4c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b4c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b4c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b4c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b4c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b4c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b4c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b4c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b4c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b4c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b4c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b4c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Santiago Farias Chaurant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4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3745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Alejandro Fari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28011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8.4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8" meta:non-whitespace-character-count="992"/>
    <meta:template xlink:type="simple" xlink:actuate="onRequest" xlink:title="Normal" xlink:href=""/>
  </office:meta>
</office:document-meta>
</file>